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6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15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13])" office:value-type="float" office:value="350">
            <text:p>350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9">
            <text:p>29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50">
            <text:p>350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9">
            <text:p>29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71">
            <text:p>5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00:35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20T00:35:07</dc:date>
    <meta:editing-duration>PT01H35M37S</meta:editing-duration>
    <meta:editing-cycles>123</meta:editing-cycles>
    <meta:generator>OpenOffice.org/3.2$Unix OpenOffice.org_project/320m12$Build-9483</meta:generator>
    <dc:creator>david </dc:creator>
    <meta:document-statistic meta:table-count="5" meta:cell-count="375" meta:object-count="0"/>
  </office:meta>
</office:document-meta>
</file>